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finen svømme klub.</text:span><text:span text:style-name="T2"><text:line-break/><text:line-break/></text:span><text:span text:style-name="T3">Use Case 1:<text:s/></text:span><text:span text:style-name="T4"><text:line-break/>Lav nyt medlem.<text:line-break/><text:line-break/></text:span><text:span text:style-name="T5">Scope:</text:span><text:span text:style-name="T6"><text:line-break/></text:span><text:span text:style-name="T7">DMS</text:span><text:span text:style-name="T8"><text:s/>(Database management system).<text:line-break/><text:line-break/></text:span><text:span text:style-name="T9">Level:<text:s/></text:span><text:span text:style-name="T10"><text:line-break/>User goal<text:line-break/><text:line-break/></text:span><text:span text:style-name="T11">Primary Actor:</text:span><text:span text:style-name="T12"><text:line-break/>Klub formand.<text:line-break/><text:line-break/></text:span><text:span text:style-name="T13">Stakeholder and interests:</text:span><text:span text:style-name="T14"><text:line-break/>-Klub formand: Vil have at systemet er brugervenligt, hurtigt og stabilt.<text:line-break/>-Kunde: Vil have hurtig service med minimalt arbejde.<text:line-break/><text:line-break/></text:span><text:span text:style-name="T15">Preconditions:<text:line-break/></text:span><text:span text:style-name="T16">Muligt log-in system til at identificere Klub formanden.<text:line-break/><text:line-break/></text:span><text:span text:style-name="T17">Success Guarantee:</text:span><text:span text:style-name="T18"><text:line-break/> Det nye medlems information bliver registreret i systemet, kontigent prisen bliver udregnet efter det CPR nummer der bliver indtastet. <text:line-break/><text:line-break/></text:span><text:span text:style-name="T19">Main Success Scenario (Basic flow):</text:span><text:span text:style-name="T20"><text:line-break/>1. Kunde ankommer til klub delfinen.<text:line-break/>2. Klub formand informerer kunden om kontigent priser.<text:line-break/>3. Kunde giver personsoplysninger.<text:line-break/>4. Klub formand vælger Lav Nyt Medlem funktionen og indtaster oplysninger.<text:line-break/>5. System gemmer oplysningerne i databasen.<text:line-break/>6. System printer kvittering med kontigent pris.<text:line-break/>7. Kunde går videre med sin kvittering.<text:line-break/><text:line-break/></text:span><text:span text:style-name="T21">Extensions: Alternate scenarios.</text:span><text:span text:style-name="T22"><text:line-break/>*a Det CPR kunden giver er allerede registreret i systemet.<text:line-break/>1. Systemet advarer om duplikation og afviser indtastning.<text:line-break/><text:s text:c="3"/>1a. Systemet viser overblik over kunde i konsolen.<text:line-break/><text:s text:c="3"/>1b. Klub formand reagerer på fejlen.<text:line-break/><text:s text:c="6"/>1b.a. Klub formand informerer om at kunde er allerede registreret.<text:line-break/>3. Kunde givet forkert CPR.<text:line-break/><text:s text:c="2"/>3a. Kunde giver nyt CPR.<text:line-break/><text:s text:c="2"/>3b. Klub formand indtaster nyt CPR.<text:line-break/>4. Formand indtastet forkert CPR. (Forkert længde)<text:line-break/> 4a. System viser eksempel på korrekt CPR<text:line-break/>5. Kunde skifter mening om medlemsskab.<text:line-break/> 5a. Klub formand vælger exit, og kunden bliver ikke gemt i systemet.<text:line-break/>6. Kunde har ikke nok penge med.<text:line-break/> 6a. Klub formand vælger exit, kunden bliver ikke gemt.<text:line-break/><text:line-break/></text:span><text:span text:style-name="T23">Special requirements:</text:span><text:span text:style-name="T24"><text:line-break/>Andet system til at håndtere overførsel af penge.<text:line-break/><text:line-break/></text:span><text:span text:style-name="T25">Technology and Data Variations List:<text:s/></text:span><text:span text:style-name="T26"><text:line-break/>Muligt log-in system for medarbejdere i fremtiden<text:line-break/><text:line-break/></text:span><text:span text:style-name="T27">Frequency of Occurence:</text:span><text:span text:style-name="T28"><text:s/><text:line-break/>Muligvis kontinuert.<text:line-break/><text:line-break/></text:span><text:span text:style-name="T29">Open issues:</text:span><text:span text:style-name="T30"><text:line-break/>-Kan klub formanden håndtere overførsel af penge eller skal en kasserer håndtere det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